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none" svg:stroke-width="0.051cm" svg:stroke-color="#000000" draw:marker-start-width="0.276cm" draw:marker-end-width="0.276cm" draw:fill="none" draw:fill-color="#ffffff" fo:min-height="1.275cm" fo:padding-top="0.15cm" fo:padding-bottom="0.15cm" fo:padding-left="0.275cm" fo:padding-right="0.275cm"/>
      <style:paragraph-properties style:writing-mode="lr-tb"/>
    </style:style>
    <style:style style:name="gr2" style:family="graphic" style:parent-style-name="standard" style:list-style-name="L1">
      <style:graphic-properties draw:stroke="none" svg:stroke-width="0.051cm" svg:stroke-color="#000000" draw:marker-start-width="0.276cm" draw:marker-end-width="0.276cm" draw:fill="none" draw:fill-color="#ffffff" fo:min-height="1.27cm" fo:padding-top="0.1cm" fo:padding-bottom="0.1cm" fo:padding-left="0.225cm" fo:padding-right="0.225cm"/>
      <style:paragraph-properties style:writing-mode="lr-tb"/>
    </style:style>
    <style:style style:name="gr3" style:family="graphic" style:parent-style-name="standard" style:list-style-name="L1">
      <style:graphic-properties draw:stroke="none" svg:stroke-color="#000000" draw:fill="none" draw:fill-color="#ffffff" fo:min-height="0.385cm"/>
      <style:paragraph-properties style:writing-mode="lr-tb"/>
    </style:style>
    <style:style style:name="gr4" style:family="graphic" style:parent-style-name="standard" style:list-style-name="L1">
      <style:graphic-properties draw:stroke="none" svg:stroke-width="0.051cm" svg:stroke-color="#000000" draw:marker-start-width="0.276cm" draw:marker-end-width="0.276cm" draw:fill="none" draw:fill-color="#ffffff" fo:min-height="0.638cm" fo:padding-top="0.15cm" fo:padding-bottom="0.15cm" fo:padding-left="0.275cm" fo:padding-right="0.275cm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fo:min-height="0.385cm"/>
      <style:paragraph-properties style:writing-mode="lr-tb"/>
    </style:style>
    <style:style style:name="gr6" style:family="graphic" style:parent-style-name="standard" style:list-style-name="L1">
      <style:graphic-properties draw:stroke="none" svg:stroke-width="0.051cm" svg:stroke-color="#000000" draw:marker-start-width="0.276cm" draw:marker-end-width="0.276cm" draw:fill="none" draw:fill-color="#ffffff" fo:min-height="1.275cm" fo:padding-top="0.15cm" fo:padding-bottom="0.15cm" fo:padding-left="0.275cm" fo:padding-right="0.275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fo:min-height="0.385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fo:min-height="0.385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fo:min-height="0.385cm"/>
      <style:paragraph-properties style:writing-mode="lr-tb"/>
    </style:style>
    <style:style style:name="gr10" style:family="graphic" style:parent-style-name="standard" style:list-style-name="L1">
      <style:graphic-properties draw:stroke="none" svg:stroke-width="0.051cm" svg:stroke-color="#000000" draw:marker-start-width="0.276cm" draw:marker-end-width="0.276cm" draw:fill="none" draw:fill-color="#ffffff" fo:min-height="1.274cm" fo:padding-top="0.15cm" fo:padding-bottom="0.15cm" fo:padding-left="0.275cm" fo:padding-right="0.275cm"/>
      <style:paragraph-properties style:writing-mode="lr-tb"/>
    </style:style>
    <style:style style:name="gr11" style:family="graphic" style:parent-style-name="objectwithoutfill">
      <style:graphic-properties svg:stroke-width="0.051cm" svg:stroke-color="#000000" draw:marker-end="Arrowheads_20_4" draw:marker-end-width="0.153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051cm" svg:stroke-color="#000000" draw:marker-end="Arrowheads_20_6" draw:marker-end-width="0.153cm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051cm" svg:stroke-color="#000000" draw:marker-end="Arrowheads_20_7" draw:marker-end-width="0.153cm" draw:fill="none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draw:stroke="solid" draw:stroke-dash="Dash" svg:stroke-width="0.051cm" svg:stroke-color="#000000" draw:marker-end="Arrowheads_20_8" draw:marker-end-width="0.153cm" svg:stroke-linecap="butt" draw:fill="none" draw:textarea-vertical-align="middle" fo:padding-top="0.15cm" fo:padding-bottom="0.15cm" fo:padding-left="0.275cm" fo:padding-right="0.275cm"/>
    </style:style>
    <style:style style:name="gr15" style:family="graphic" style:parent-style-name="standard" style:list-style-name="L1">
      <style:graphic-properties draw:stroke="none" svg:stroke-color="#000000" draw:fill="none" draw:fill-color="#ffffff" fo:min-height="0.385cm"/>
      <style:paragraph-properties style:writing-mode="lr-tb"/>
    </style:style>
    <style:style style:name="gr16" style:family="graphic" style:parent-style-name="standard" style:list-style-name="L1">
      <style:graphic-properties draw:stroke="none" svg:stroke-width="0.051cm" svg:stroke-color="#000000" draw:marker-start-width="0.276cm" draw:marker-end-width="0.276cm" draw:fill="none" draw:fill-color="#ffffff" fo:min-height="0.64cm" fo:padding-top="0.15cm" fo:padding-bottom="0.15cm" fo:padding-left="0.275cm" fo:padding-right="0.275cm"/>
      <style:paragraph-properties style:writing-mode="lr-tb"/>
    </style:style>
    <style:style style:name="gr17" style:family="graphic" style:parent-style-name="standard" style:list-style-name="L1">
      <style:graphic-properties draw:stroke="none" svg:stroke-width="0.051cm" svg:stroke-color="#000000" draw:marker-start-width="0.276cm" draw:marker-end-width="0.276cm" draw:fill="none" draw:fill-color="#ffffff" fo:min-height="1.589cm" fo:padding-top="0.15cm" fo:padding-bottom="0.15cm" fo:padding-left="0.275cm" fo:padding-right="0.275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fo:min-height="0.385cm"/>
      <style:paragraph-properties style:writing-mode="lr-tb"/>
    </style:style>
    <style:style style:name="gr19" style:family="graphic" style:parent-style-name="standard" style:list-style-name="L1">
      <style:graphic-properties draw:stroke="none" svg:stroke-width="0.051cm" svg:stroke-color="#000000" draw:marker-start-width="0.276cm" draw:marker-end-width="0.276cm" draw:fill="none" draw:fill-color="#ffffff" fo:min-height="1.271cm" fo:padding-top="0.15cm" fo:padding-bottom="0.15cm" fo:padding-left="0.275cm" fo:padding-right="0.275cm"/>
      <style:paragraph-properties style:writing-mode="lr-tb"/>
    </style:style>
    <style:style style:name="gr20" style:family="graphic" style:parent-style-name="standard" style:list-style-name="L1">
      <style:graphic-properties draw:stroke="none" svg:stroke-width="0.051cm" svg:stroke-color="#000000" draw:marker-start-width="0.276cm" draw:marker-end-width="0.276cm" draw:fill="none" draw:fill-color="#ffffff" fo:min-height="1.275cm" fo:padding-top="0.15cm" fo:padding-bottom="0.15cm" fo:padding-left="0.275cm" fo:padding-right="0.275cm"/>
      <style:paragraph-properties style:writing-mode="lr-tb"/>
    </style:style>
    <style:style style:name="gr21" style:family="graphic" style:parent-style-name="standard" style:list-style-name="L1">
      <style:graphic-properties draw:stroke="none" svg:stroke-width="0.051cm" svg:stroke-color="#000000" draw:marker-start-width="0.276cm" draw:marker-end-width="0.276cm" draw:fill="none" draw:fill-color="#ffffff" fo:min-height="1.589cm" fo:padding-top="0.15cm" fo:padding-bottom="0.15cm" fo:padding-left="0.275cm" fo:padding-right="0.275cm"/>
      <style:paragraph-properties style:writing-mode="lr-tb"/>
    </style:style>
    <style:style style:name="gr22" style:family="graphic" style:parent-style-name="standard" style:list-style-name="L1">
      <style:graphic-properties draw:stroke="none" svg:stroke-width="0.051cm" svg:stroke-color="#000000" draw:marker-start-width="0.276cm" draw:marker-end-width="0.276cm" draw:fill="none" draw:fill-color="#ffffff" fo:min-height="0.64cm" fo:padding-top="0.15cm" fo:padding-bottom="0.15cm" fo:padding-left="0.275cm" fo:padding-right="0.275cm"/>
      <style:paragraph-properties style:writing-mode="lr-tb"/>
    </style:style>
    <style:style style:name="gr23" style:family="graphic" style:parent-style-name="objectwithoutfill">
      <style:graphic-properties draw:stroke="solid" draw:stroke-dash="Dash" svg:stroke-width="0.051cm" svg:stroke-color="#000000" draw:marker-end="Arrowheads_20_9" draw:marker-end-width="0.153cm" svg:stroke-linecap="butt" draw:fill="none" draw:textarea-vertical-align="middle" fo:padding-top="0.15cm" fo:padding-bottom="0.15cm" fo:padding-left="0.275cm" fo:padding-right="0.275cm"/>
    </style:style>
    <style:style style:name="gr24" style:family="graphic" style:parent-style-name="objectwithoutfill">
      <style:graphic-properties draw:stroke="solid" draw:stroke-dash="Dash" svg:stroke-width="0.051cm" svg:stroke-color="#000000" draw:marker-end="Arrowheads_20_10" draw:marker-end-width="0.153cm" svg:stroke-linecap="butt" draw:fill="none" draw:textarea-vertical-align="middle" fo:padding-top="0.15cm" fo:padding-bottom="0.15cm" fo:padding-left="0.275cm" fo:padding-right="0.275cm"/>
    </style:style>
    <style:style style:name="gr25" style:family="graphic" style:parent-style-name="objectwithoutfill">
      <style:graphic-properties draw:stroke="solid" draw:stroke-dash="Dash" svg:stroke-width="0.051cm" svg:stroke-color="#000000" draw:marker-end="Arrowheads_20_12" draw:marker-end-width="0.153cm" svg:stroke-linecap="butt" draw:fill="none" draw:textarea-vertical-align="middle" fo:padding-top="0.15cm" fo:padding-bottom="0.15cm" fo:padding-left="0.275cm" fo:padding-right="0.275cm"/>
    </style:style>
    <style:style style:name="gr26" style:family="graphic" style:parent-style-name="objectwithoutfill">
      <style:graphic-properties draw:stroke="solid" draw:stroke-dash="Dash" svg:stroke-width="0.051cm" svg:stroke-color="#000000" draw:marker-end="Arrowheads_20_13" draw:marker-end-width="0.153cm" svg:stroke-linecap="butt" draw:fill="none" draw:textarea-vertical-align="middle" fo:padding-top="0.15cm" fo:padding-bottom="0.15cm" fo:padding-left="0.275cm" fo:padding-right="0.275cm"/>
    </style:style>
    <style:style style:name="gr27" style:family="graphic" style:parent-style-name="standard" style:list-style-name="L1">
      <style:graphic-properties draw:stroke="none" svg:stroke-width="0.051cm" svg:stroke-color="#000000" draw:marker-start-width="0.276cm" draw:marker-end-width="0.276cm" draw:fill="none" draw:fill-color="#ffffff" fo:min-height="0.945cm" fo:padding-top="0.15cm" fo:padding-bottom="0.15cm" fo:padding-left="0.275cm" fo:padding-right="0.275cm"/>
      <style:paragraph-properties style:writing-mode="lr-tb"/>
    </style:style>
    <style:style style:name="gr28" style:family="graphic" style:parent-style-name="standard">
      <style:graphic-properties draw:stroke="none" draw:stroke-dash="Dash" svg:stroke-width="0.051cm" svg:stroke-color="#000000" svg:stroke-linecap="butt" draw:fill="none" draw:fill-color="#ffffff" draw:textarea-horizontal-align="left" draw:auto-grow-height="true" draw:auto-grow-width="false" fo:min-height="1.255cm" fo:min-width="0cm" fo:padding-top="0.15cm" fo:padding-bottom="0.15cm" fo:padding-left="0.275cm" fo:padding-right="0.275cm"/>
      <style:paragraph-properties style:writing-mode="lr-tb"/>
    </style:style>
    <style:style style:name="gr29" style:family="graphic" style:parent-style-name="objectwithoutfill">
      <style:graphic-properties draw:stroke="solid" draw:stroke-dash="Dash" svg:stroke-width="0.051cm" svg:stroke-color="#000000" draw:marker-end="Arrowheads_20_14" draw:marker-end-width="0.153cm" svg:stroke-linecap="butt" draw:fill="none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draw:stroke="none" draw:stroke-dash="Dash" svg:stroke-width="0.051cm" svg:stroke-color="#000000" svg:stroke-linecap="butt" draw:fill="none" fo:min-height="0.64cm" fo:padding-top="0.15cm" fo:padding-bottom="0.15cm" fo:padding-left="0.275cm" fo:padding-right="0.275cm"/>
      <style:paragraph-properties style:writing-mode="lr-tb"/>
    </style:style>
    <style:style style:name="gr31" style:family="graphic" style:parent-style-name="standard">
      <style:graphic-properties draw:stroke="none" draw:stroke-dash="Dash" svg:stroke-width="0.051cm" svg:stroke-color="#000000" svg:stroke-linecap="butt" draw:fill="none" fo:min-height="0.31cm" fo:padding-top="0.15cm" fo:padding-bottom="0.15cm" fo:padding-left="0.275cm" fo:padding-right="0.275cm"/>
      <style:paragraph-properties style:writing-mode="lr-tb"/>
    </style:style>
    <style:style style:name="gr32" style:family="graphic" style:parent-style-name="objectwithoutfill">
      <style:graphic-properties draw:stroke="dash" draw:stroke-dash="Dash" svg:stroke-width="0.051cm" svg:stroke-color="#000000" svg:stroke-linecap="butt" draw:fill="none" draw:textarea-vertical-align="middle" fo:padding-top="0.15cm" fo:padding-bottom="0.15cm" fo:padding-left="0.275cm" fo:padding-right="0.275cm"/>
    </style:style>
    <style:style style:name="gr33" style:family="graphic" style:parent-style-name="standard">
      <style:graphic-properties draw:stroke="none" draw:stroke-dash="Dash" svg:stroke-width="0.051cm" svg:stroke-color="#000000" svg:stroke-linecap="butt" draw:fill="none" fo:min-height="0.319cm" fo:padding-top="0.15cm" fo:padding-bottom="0.15cm" fo:padding-left="0.275cm" fo:padding-right="0.275cm"/>
      <style:paragraph-properties style:writing-mode="lr-tb"/>
    </style:style>
    <style:style style:name="gr34" style:family="graphic" style:parent-style-name="standard" style:list-style-name="L1">
      <style:graphic-properties draw:stroke="none" svg:stroke-width="0.051cm" svg:stroke-color="#000000" draw:marker-start-width="0.276cm" draw:marker-end-width="0.276cm" draw:fill="none" draw:fill-color="#ffffff" fo:min-height="0.955cm" fo:padding-top="0.15cm" fo:padding-bottom="0.15cm" fo:padding-left="0.275cm" fo:padding-right="0.275cm"/>
      <style:paragraph-properties style:writing-mode="lr-tb"/>
    </style:style>
    <style:style style:name="gr35" style:family="graphic" style:parent-style-name="standard" style:list-style-name="L1">
      <style:graphic-properties draw:stroke="none" svg:stroke-width="0.051cm" svg:stroke-color="#000000" draw:marker-start-width="0.276cm" draw:marker-end-width="0.276cm" draw:fill="none" draw:fill-color="#ffffff" fo:min-height="0.637cm" fo:padding-top="0.15cm" fo:padding-bottom="0.15cm" fo:padding-left="0.275cm" fo:padding-right="0.275cm"/>
      <style:paragraph-properties style:writing-mode="lr-tb"/>
    </style:style>
    <style:style style:name="gr36" style:family="graphic" style:parent-style-name="objectwithoutfill">
      <style:graphic-properties draw:stroke="solid" draw:stroke-dash="Dash" svg:stroke-width="0.051cm" svg:stroke-color="#000000" draw:marker-end="Arrowheads_20_15" draw:marker-end-width="0.153cm" svg:stroke-linecap="butt" draw:fill="none" draw:textarea-vertical-align="middle" fo:padding-top="0.15cm" fo:padding-bottom="0.15cm" fo:padding-left="0.275cm" fo:padding-right="0.275cm"/>
    </style:style>
    <style:style style:name="gr37" style:family="graphic" style:parent-style-name="objectwithoutfill">
      <style:graphic-properties draw:stroke="solid" draw:stroke-dash="Dash" svg:stroke-width="0.051cm" svg:stroke-color="#000000" draw:marker-end="Arrowheads_20_16" draw:marker-end-width="0.153cm" svg:stroke-linecap="butt" draw:fill="none" draw:textarea-vertical-align="middle" fo:padding-top="0.15cm" fo:padding-bottom="0.15cm" fo:padding-left="0.275cm" fo:padding-right="0.275cm"/>
    </style:style>
    <style:style style:name="gr38" style:family="graphic" style:parent-style-name="objectwithoutfill">
      <style:graphic-properties draw:stroke="solid" draw:stroke-dash="Dash" svg:stroke-width="0.051cm" svg:stroke-color="#000000" draw:marker-end="Arrowheads_20_17" draw:marker-end-width="0.153cm" svg:stroke-linecap="butt" draw:fill="none" draw:textarea-vertical-align="middle" fo:padding-top="0.15cm" fo:padding-bottom="0.15cm" fo:padding-left="0.275cm" fo:padding-right="0.275cm"/>
    </style:style>
    <style:style style:name="gr39" style:family="graphic" style:parent-style-name="objectwithoutfill">
      <style:graphic-properties draw:stroke="solid" draw:stroke-dash="Dash" svg:stroke-width="0.025cm" svg:stroke-color="#000000" draw:marker-start-width="0.161cm" draw:marker-end-width="0.161cm" svg:stroke-linecap="butt" draw:fill="none" draw:textarea-vertical-align="middle" fo:padding-top="0.137cm" fo:padding-bottom="0.137cm" fo:padding-left="0.262cm" fo:padding-right="0.262cm"/>
    </style:style>
    <style:style style:name="gr40" style:family="graphic" style:parent-style-name="standard" style:list-style-name="L1">
      <style:graphic-properties draw:stroke="none" svg:stroke-width="0.051cm" svg:stroke-color="#000000" draw:marker-start-width="0.276cm" draw:marker-end-width="0.276cm" draw:fill="none" draw:fill-color="#ffffff" fo:min-height="0.955cm" fo:padding-top="0.15cm" fo:padding-bottom="0.15cm" fo:padding-left="0.275cm" fo:padding-right="0.275cm"/>
      <style:paragraph-properties style:writing-mode="lr-tb"/>
    </style:style>
    <style:style style:name="gr41" style:family="graphic" style:parent-style-name="objectwithoutfill">
      <style:graphic-properties draw:stroke="solid" draw:stroke-dash="Dash" svg:stroke-width="0.051cm" svg:stroke-color="#000000" draw:marker-end="Arrowheads_20_18" draw:marker-end-width="0.153cm" svg:stroke-linecap="butt" draw:fill="none" draw:textarea-vertical-align="middle" fo:padding-top="0.15cm" fo:padding-bottom="0.15cm" fo:padding-left="0.275cm" fo:padding-right="0.275cm"/>
    </style:style>
    <style:style style:name="gr42" style:family="graphic" style:parent-style-name="objectwithoutfill">
      <style:graphic-properties draw:stroke="solid" draw:stroke-dash="Dash" svg:stroke-width="0.051cm" svg:stroke-color="#000000" draw:marker-end="Arrowheads_20_19" draw:marker-end-width="0.153cm" svg:stroke-linecap="butt" draw:fill="none" draw:textarea-vertical-align="middle" fo:padding-top="0.15cm" fo:padding-bottom="0.15cm" fo:padding-left="0.275cm" fo:padding-right="0.275cm"/>
    </style:style>
    <style:style style:name="gr43" style:family="graphic" style:parent-style-name="standard" style:list-style-name="L1">
      <style:graphic-properties draw:stroke="none" svg:stroke-color="#000000" draw:fill="none" draw:fill-color="#ffffff" fo:min-height="0.385cm"/>
      <style:paragraph-properties style:writing-mode="lr-tb"/>
    </style:style>
    <style:style style:name="gr44" style:family="graphic" style:parent-style-name="standard">
      <style:graphic-properties draw:stroke="none" draw:stroke-dash="Dash" svg:stroke-width="0.051cm" svg:stroke-color="#000000" svg:stroke-linecap="butt" draw:fill="none" draw:fill-color="#ffffff" fo:min-height="0.789cm" fo:padding-top="0.15cm" fo:padding-bottom="0.15cm" fo:padding-left="0.275cm" fo:padding-right="0.275cm"/>
      <style:paragraph-properties style:writing-mode="lr-tb"/>
    </style:style>
    <style:style style:name="gr45" style:family="graphic" style:parent-style-name="standard">
      <style:graphic-properties draw:stroke="none" draw:stroke-dash="Dash" svg:stroke-width="0.051cm" svg:stroke-color="#000000" svg:stroke-linecap="butt" draw:fill="none" fo:min-height="0.945cm" fo:padding-top="0.15cm" fo:padding-bottom="0.15cm" fo:padding-left="0.275cm" fo:padding-right="0.275cm"/>
      <style:paragraph-properties style:writing-mode="lr-tb"/>
    </style:style>
    <style:style style:name="gr46" style:family="graphic" style:parent-style-name="standard">
      <style:graphic-properties draw:stroke="none" draw:fill="none" fo:min-height="0.32cm"/>
      <style:paragraph-properties style:writing-mode="lr-tb"/>
    </style:style>
    <style:style style:name="gr47" style:family="graphic" style:parent-style-name="standard">
      <style:graphic-properties draw:stroke="none" draw:fill="none" fo:min-height="0.385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indent="0cm" style:text-autospace="none" style:line-break="normal" style:writing-mode="page"/>
      <style:text-properties fo:hyphenate="fals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none" style:line-break="normal" style:writing-mode="page"/>
      <style:text-properties fo:font-size="8pt" style:font-size-asian="8pt" style:font-size-complex="8pt" fo:hyphenate="false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none" style:line-break="normal" style:writing-mode="page"/>
      <style:text-properties fo:font-size="9pt" style:font-size-asian="9pt" style:font-size-complex="9pt" fo:hyphenate="false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none" style:line-break="normal" style:writing-mode="page"/>
      <style:text-properties fo:hyphenate="fals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none" style:line-break="normal" style:writing-mode="page"/>
      <style:text-properties fo:font-size="8pt" style:font-size-asian="8pt" style:font-size-complex="8pt" fo:hyphenate="false"/>
    </style:style>
    <style:style style:name="P7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8" style:family="paragraph">
      <loext:graphic-properties draw:fill="none"/>
      <style:paragraph-properties style:writing-mode="lr-tb"/>
      <style:text-properties fo:font-size="8pt" style:font-size-asian="8pt" style:font-size-complex="8pt"/>
    </style:style>
    <style:style style:name="P9" style:family="paragraph">
      <loext:graphic-properties draw:fill="none" draw:fill-color="#ffffff"/>
      <style:paragraph-properties style:writing-mode="lr-tb"/>
      <style:text-properties fo:font-size="10pt" fo:font-weight="bold" style:font-size-asian="10pt" style:font-weight-asian="bold" style:font-size-complex="10pt" style:font-weight-complex="bold"/>
    </style:style>
    <style:style style:name="P10" style:family="paragraph">
      <loext:graphic-properties draw:fill="none"/>
      <style:paragraph-properties style:writing-mode="lr-tb"/>
    </style:style>
    <style:style style:name="T1" style:family="text">
      <style:text-properties style:text-outline="false" style:text-line-through-style="none" style:text-line-through-type="none" style:font-name="Liberation Sans1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name-complex="Lohit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1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Liberation Sans1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italic" style:font-weight-asian="normal" style:font-name-complex="Lohit Devanagari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style:text-line-through-type="none" style:font-name="Liberation Sans1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name-complex="Lohit Devanagari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Noto Sans CJK SC" style:font-size-asian="8pt" style:language-asian="zh" style:country-asian="CN" style:font-style-asian="normal" style:font-weight-asian="bold" style:font-name-complex="Lohit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letter-kerning="true" style:font-name-asian="Noto Sans CJK SC" style:font-size-asian="8pt" style:language-asian="zh" style:country-asian="CN" style:font-style-asian="italic" style:font-weight-asian="normal" style:font-name-complex="Lohit Devanagari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xml:id="id5" draw:id="id5" draw:layer="layout" svg:width="5.588cm" svg:height="1.575cm" svg:x="9.003cm" svg:y="10.307cm">
          <draw:text-box>
            <text:p text:style-name="P1"><text:span text:style-name="T1">Isa</text:span><text:span text:style-name="T1">ac </text:span><text:span text:style-name="T1">Mil</text:span><text:span text:style-name="T1">ls</text:span></text:p>
            <text:p text:style-name="P1"><text:span text:style-name="T2">(13 </text:span><text:span text:style-name="T2">Ma</text:span><text:span text:style-name="T2">r </text:span><text:span text:style-name="T2">16</text:span><text:span text:style-name="T2">97 </text:span><text:span text:style-name="T2">to </text:span><text:span text:style-name="T2">08 </text:span><text:span text:style-name="T2">Jul </text:span><text:span text:style-name="T2">17</text:span><text:span text:style-name="T2">67)</text:span></text:p>
            <text:p text:style-name="P1"><text:span text:style-name="T2">M. </text:span><text:span text:style-name="T2">Ha</text:span><text:span text:style-name="T2">nn</text:span><text:span text:style-name="T2">ah </text:span><text:span text:style-name="T2">Mill</text:span><text:span text:style-name="T2">er </text:span><text:span text:style-name="T2">(06 </text:span><text:span text:style-name="T2">Au</text:span><text:span text:style-name="T2">g </text:span><text:span text:style-name="T2">16</text:span><text:span text:style-name="T2">98 </text:span><text:span text:style-name="T2">to </text:span></text:p>
            <text:p text:style-name="P1"><text:span text:style-name="T2">16 </text:span><text:span text:style-name="T2">Se</text:span><text:span text:style-name="T2">p </text:span><text:span text:style-name="T2">17</text:span><text:span text:style-name="T2">77)</text:span><text:span text:style-name="T2">, </text:span><text:span text:style-name="T2">17</text:span><text:span text:style-name="T2">19.</text:span></text:p>
          </draw:text-box>
        </draw:frame>
        <draw:frame draw:style-name="gr2" draw:text-style-name="P2" xml:id="id1" draw:id="id1" draw:layer="layout" svg:width="5.566cm" svg:height="1.473cm" svg:x="9.003cm" svg:y="2.705cm">
          <draw:text-box>
            <text:p text:style-name="P1"><text:span text:style-name="T1">George Mills</text:span></text:p>
            <text:p text:style-name="P1"><text:span text:style-name="T1">(</text:span><text:span text:style-name="T3">1585 to 17 Oct 1674)</text:span></text:p>
            <text:p text:style-name="P1"><text:span text:style-name="T4">The progenitor of this Mills family in </text:span><text:span text:style-name="T4">America.</text:span></text:p>
          </draw:text-box>
        </draw:frame>
        <draw:frame draw:style-name="gr3" draw:text-style-name="P3" draw:layer="layout" svg:width="0.591cm" svg:height="0.635cm" svg:x="1.965cm" svg:y="2.7cm">
          <draw:text-box>
            <text:p text:style-name="P1"><text:span text:style-name="T5">1</text:span></text:p>
          </draw:text-box>
        </draw:frame>
        <draw:frame draw:style-name="gr4" draw:text-style-name="P2" xml:id="id2" draw:id="id2" draw:layer="layout" svg:width="5.588cm" svg:height="0.938cm" svg:x="9.003cm" svg:y="4.612cm">
          <draw:text-box>
            <text:p text:style-name="P1"><text:span text:style-name="T1">Samuel Mills </text:span></text:p>
            <text:p text:style-name="P1"><text:span text:style-name="T3">(1631 to 09 Mar 1726)</text:span></text:p>
          </draw:text-box>
        </draw:frame>
        <draw:frame draw:style-name="gr5" draw:text-style-name="P3" draw:layer="layout" svg:width="0.591cm" svg:height="0.635cm" svg:x="1.966cm" svg:y="4.594cm">
          <draw:text-box>
            <text:p text:style-name="P1"><text:span text:style-name="T5">2</text:span></text:p>
          </draw:text-box>
        </draw:frame>
        <draw:frame draw:style-name="gr6" draw:text-style-name="P2" xml:id="id3" draw:id="id3" draw:layer="layout" svg:width="5.588cm" svg:height="1.575cm" svg:x="9.003cm" svg:y="6.515cm">
          <draw:text-box>
            <text:p text:style-name="P1"><text:span text:style-name="T1">Timothy Mills </text:span></text:p>
            <text:p text:style-name="P1"><text:span text:style-name="T3">(1667 to 30 Mar 1751)</text:span></text:p>
            <text:p text:style-name="P1"><text:span text:style-name="T4">The progenitor of the Suffolk County </text:span><text:span text:style-name="T4">branch of this Mills family.</text:span></text:p>
          </draw:text-box>
        </draw:frame>
        <draw:frame draw:style-name="gr7" draw:text-style-name="P3" draw:layer="layout" svg:width="0.591cm" svg:height="0.635cm" svg:x="1.967cm" svg:y="6.522cm">
          <draw:text-box>
            <text:p text:style-name="P1"><text:span text:style-name="T5">3</text:span></text:p>
          </draw:text-box>
        </draw:frame>
        <draw:frame draw:style-name="gr8" draw:text-style-name="P3" draw:layer="layout" svg:width="0.591cm" svg:height="0.635cm" svg:x="1.968cm" svg:y="10.307cm">
          <draw:text-box>
            <text:p text:style-name="P1"><text:span text:style-name="T5">4</text:span></text:p>
          </draw:text-box>
        </draw:frame>
        <draw:frame draw:style-name="gr9" draw:text-style-name="P3" draw:layer="layout" svg:width="0.591cm" svg:height="0.635cm" svg:x="1.969cm" svg:y="13.113cm">
          <draw:text-box>
            <text:p text:style-name="P1"><text:span text:style-name="T5">5</text:span></text:p>
          </draw:text-box>
        </draw:frame>
        <draw:frame draw:style-name="gr10" draw:text-style-name="P2" xml:id="id6" draw:id="id6" draw:layer="layout" svg:width="5.588cm" svg:height="1.574cm" svg:x="9.003cm" svg:y="13.126cm">
          <draw:text-box>
            <text:p text:style-name="P1"><text:span text:style-name="T1">(2) </text:span><text:span text:style-name="T1">Isa</text:span><text:span text:style-name="T1">ac </text:span><text:span text:style-name="T1">Mill</text:span><text:span text:style-name="T1">s</text:span></text:p>
            <text:p text:style-name="P1"><text:span text:style-name="T2">(19 </text:span><text:span text:style-name="T2">Fe</text:span><text:span text:style-name="T2">b </text:span><text:span text:style-name="T2">172</text:span><text:span text:style-name="T2">7 to </text:span><text:span text:style-name="T2">23 </text:span><text:span text:style-name="T2">Apr </text:span><text:span text:style-name="T2">178</text:span><text:span text:style-name="T2">3)</text:span></text:p>
            <text:p text:style-name="P1"><text:span text:style-name="T2">M. </text:span><text:span text:style-name="T2">Sar</text:span><text:span text:style-name="T2">ah </text:span><text:span text:style-name="T2">Phil</text:span><text:span text:style-name="T2">lips </text:span><text:span text:style-name="T2">(26 </text:span><text:span text:style-name="T2">Fe</text:span><text:span text:style-name="T2">b </text:span><text:span text:style-name="T2">173</text:span><text:span text:style-name="T2">2 to </text:span></text:p>
            <text:p text:style-name="P1"><text:span text:style-name="T2">29 <text:s/></text:span><text:span text:style-name="T2">Apr </text:span><text:span text:style-name="T2">179</text:span><text:span text:style-name="T2">0), </text:span><text:span text:style-name="T2">14 </text:span><text:span text:style-name="T2">Fe</text:span><text:span text:style-name="T2">b </text:span><text:span text:style-name="T2">175</text:span><text:span text:style-name="T2">4.</text:span></text:p>
          </draw:text-box>
        </draw:frame>
        <draw:connector draw:style-name="gr11" draw:text-style-name="P4" draw:layer="layout" draw:type="line" svg:x1="11.786cm" svg:y1="4.178cm" svg:x2="11.797cm" svg:y2="4.612cm" draw:start-shape="id1" draw:end-shape="id2" draw:end-glue-point="0" svg:d="M11786 4178l11 434" svg:viewBox="0 0 12 435">
          <text:p/>
        </draw:connector>
        <draw:connector draw:style-name="gr12" draw:text-style-name="P4" draw:layer="layout" draw:type="line" svg:x1="11.797cm" svg:y1="5.55cm" svg:x2="11.797cm" svg:y2="6.515cm" draw:start-shape="id2" draw:start-glue-point="2" draw:end-shape="id3" svg:d="M11797 5550v965" svg:viewBox="0 0 1 966">
          <text:p/>
        </draw:connector>
        <draw:connector draw:style-name="gr13" draw:text-style-name="P4" draw:layer="layout" draw:type="line" svg:x1="11.796cm" svg:y1="9.459cm" svg:x2="11.797cm" svg:y2="10.307cm" draw:start-shape="id4" draw:start-glue-point="2" draw:end-shape="id5" svg:d="M11796 9459l1 848" svg:viewBox="0 0 2 849">
          <text:p/>
        </draw:connector>
        <draw:connector draw:style-name="gr14" draw:text-style-name="P4" draw:layer="layout" draw:type="line" svg:x1="11.797cm" svg:y1="11.882cm" svg:x2="11.797cm" svg:y2="13.126cm" draw:start-shape="id5" draw:start-glue-point="2" draw:end-shape="id6" draw:end-glue-point="0" svg:d="M11797 11882v1244" svg:viewBox="0 0 1 1245">
          <text:p/>
        </draw:connector>
        <draw:frame draw:style-name="gr15" draw:text-style-name="P3" draw:layer="layout" svg:width="0.591cm" svg:height="0.635cm" svg:x="1.97cm" svg:y="16.895cm">
          <draw:text-box>
            <text:p text:style-name="P1"><text:span text:style-name="T5">6</text:span></text:p>
          </draw:text-box>
        </draw:frame>
        <draw:frame draw:style-name="gr16" draw:text-style-name="P6" xml:id="id16" draw:id="id16" draw:layer="layout" svg:width="5.588cm" svg:height="0.94cm" svg:x="9.003cm" svg:y="24.537cm">
          <draw:text-box>
            <text:p text:style-name="P5"><text:span text:style-name="T6">(2) Edward Hallock Mills</text:span></text:p>
            <text:p text:style-name="P5"><text:span text:style-name="T2">(25 Mar 1819 to 01 Jan 1908)</text:span></text:p>
          </draw:text-box>
        </draw:frame>
        <draw:frame draw:style-name="gr17" draw:text-style-name="P6" xml:id="id7" draw:id="id7" draw:layer="layout" svg:width="5.432cm" svg:height="1.889cm" svg:x="3.165cm" svg:y="16.895cm">
          <draw:text-box>
            <text:p text:style-name="P5"><text:span text:style-name="T6">(3) </text:span><text:span text:style-name="T6">Will</text:span><text:span text:style-name="T6">iam </text:span><text:span text:style-name="T6">Mill</text:span><text:span text:style-name="T6">s </text:span><text:span text:style-name="T2">(of </text:span><text:span text:style-name="T2">Mill</text:span><text:span text:style-name="T2">s </text:span><text:span text:style-name="T2">Pon</text:span><text:span text:style-name="T2">d)</text:span></text:p>
            <text:p text:style-name="P5"><text:span text:style-name="T2">(27 </text:span><text:span text:style-name="T2">Aug </text:span><text:span text:style-name="T2">175</text:span><text:span text:style-name="T2">7 to </text:span><text:span text:style-name="T2">12 </text:span><text:span text:style-name="T2">Jun </text:span><text:span text:style-name="T2">183</text:span><text:span text:style-name="T2">7)</text:span></text:p>
            <text:p text:style-name="P5"><text:span text:style-name="T7">M. </text:span><text:span text:style-name="T7">Mar</text:span><text:span text:style-name="T7">tha </text:span><text:span text:style-name="T7">Hel</text:span><text:span text:style-name="T7">me </text:span><text:span text:style-name="T7">(19 </text:span><text:span text:style-name="T7">Feb </text:span><text:span text:style-name="T7">176</text:span><text:span text:style-name="T7">1 to </text:span></text:p>
            <text:p text:style-name="P5"><text:span text:style-name="T7">23 </text:span><text:span text:style-name="T7">Nov </text:span><text:span text:style-name="T7">185</text:span><text:span text:style-name="T7">4), </text:span><text:span text:style-name="T7">27 </text:span><text:span text:style-name="T7">Dec </text:span><text:span text:style-name="T7">178</text:span><text:span text:style-name="T7">5.</text:span></text:p>
          </draw:text-box>
        </draw:frame>
        <draw:frame draw:style-name="gr18" draw:text-style-name="P3" draw:layer="layout" svg:width="0.591cm" svg:height="0.635cm" svg:x="1.97cm" svg:y="20.724cm">
          <draw:text-box>
            <text:p text:style-name="P1"><text:span text:style-name="T5">7</text:span></text:p>
          </draw:text-box>
        </draw:frame>
        <draw:frame draw:style-name="gr19" draw:text-style-name="P6" xml:id="id9" draw:id="id9" draw:layer="layout" svg:width="5.434cm" svg:height="1.573cm" svg:x="3.165cm" svg:y="20.721cm">
          <draw:text-box>
            <text:p text:style-name="P5"><text:span text:style-name="T6">(</text:span><text:span text:style-name="T6">5</text:span><text:span text:style-name="T6">)</text:span><text:span text:style-name="T6"> </text:span><text:span text:style-name="T6">W</text:span><text:span text:style-name="T6">i</text:span><text:span text:style-name="T6">l</text:span><text:span text:style-name="T6">l</text:span><text:span text:style-name="T6">i</text:span><text:span text:style-name="T6">a</text:span><text:span text:style-name="T6">m</text:span><text:span text:style-name="T6"> </text:span><text:span text:style-name="T6">M</text:span><text:span text:style-name="T6">i</text:span><text:span text:style-name="T6">l</text:span><text:span text:style-name="T6">l</text:span><text:span text:style-name="T6">s</text:span><text:span text:style-name="T6"> </text:span><text:span text:style-name="T2">(</text:span><text:span text:style-name="T2">o</text:span><text:span text:style-name="T2">f </text:span><text:span text:style-name="T2">E</text:span><text:span text:style-name="T2">r</text:span><text:span text:style-name="T2">i</text:span><text:span text:style-name="T2">e</text:span><text:span text:style-name="T2"> </text:span><text:span text:style-name="T2">C</text:span><text:span text:style-name="T2">o</text:span><text:span text:style-name="T2">u</text:span><text:span text:style-name="T2">n</text:span><text:span text:style-name="T2">t</text:span><text:span text:style-name="T2">y</text:span><text:span text:style-name="T2">)</text:span></text:p>
            <text:p text:style-name="P5"><text:span text:style-name="T2">(</text:span><text:span text:style-name="T2">1</text:span><text:span text:style-name="T2">1</text:span><text:span text:style-name="T2"> </text:span><text:span text:style-name="T2">N</text:span><text:span text:style-name="T2">o</text:span><text:span text:style-name="T2">v</text:span><text:span text:style-name="T2"> </text:span><text:span text:style-name="T2">1</text:span><text:span text:style-name="T2">7</text:span><text:span text:style-name="T2">9</text:span><text:span text:style-name="T2">2</text:span><text:span text:style-name="T2"> </text:span><text:span text:style-name="T2">t</text:span><text:span text:style-name="T2">o</text:span><text:span text:style-name="T2"> </text:span><text:span text:style-name="T2">1</text:span><text:span text:style-name="T2">5</text:span><text:span text:style-name="T2"> </text:span><text:span text:style-name="T2">A</text:span><text:span text:style-name="T2">u</text:span><text:span text:style-name="T2">g</text:span><text:span text:style-name="T2"> </text:span><text:span text:style-name="T2">1</text:span><text:span text:style-name="T2">8</text:span><text:span text:style-name="T2">6</text:span><text:span text:style-name="T2">7</text:span><text:span text:style-name="T2">)</text:span></text:p>
            <text:p text:style-name="P5"><text:span text:style-name="T7">M</text:span><text:span text:style-name="T7">. </text:span><text:span text:style-name="T7">D</text:span><text:span text:style-name="T7">e</text:span><text:span text:style-name="T7">b</text:span><text:span text:style-name="T7">o</text:span><text:span text:style-name="T7">r</text:span><text:span text:style-name="T7">a</text:span><text:span text:style-name="T7">h</text:span><text:span text:style-name="T7"> </text:span><text:span text:style-name="T7">S</text:span><text:span text:style-name="T7">m</text:span><text:span text:style-name="T7">i</text:span><text:span text:style-name="T7">t</text:span><text:span text:style-name="T7">h</text:span><text:span text:style-name="T7"> </text:span><text:span text:style-name="T7">(</text:span><text:span text:style-name="T7">0</text:span><text:span text:style-name="T7">2</text:span><text:span text:style-name="T7"> </text:span><text:span text:style-name="T7">D</text:span><text:span text:style-name="T7">e</text:span><text:span text:style-name="T7">c</text:span><text:span text:style-name="T7"> </text:span><text:span text:style-name="T7">1</text:span><text:span text:style-name="T7">7</text:span><text:span text:style-name="T7">9</text:span><text:span text:style-name="T7">8</text:span><text:span text:style-name="T7"> </text:span><text:span text:style-name="T7">t</text:span><text:span text:style-name="T7">o</text:span><text:span text:style-name="T7"> </text:span></text:p>
            <text:p text:style-name="P5"><text:span text:style-name="T7">1</text:span><text:span text:style-name="T7">3</text:span><text:span text:style-name="T7"> </text:span><text:span text:style-name="T7">J</text:span><text:span text:style-name="T7">u</text:span><text:span text:style-name="T7">n</text:span><text:span text:style-name="T7"> </text:span><text:span text:style-name="T7">1</text:span><text:span text:style-name="T7">8</text:span><text:span text:style-name="T7">8</text:span><text:span text:style-name="T7">2</text:span><text:span text:style-name="T7">)</text:span><text:span text:style-name="T7">, </text:span><text:span text:style-name="T7">1</text:span><text:span text:style-name="T7">9</text:span><text:span text:style-name="T7"> </text:span><text:span text:style-name="T7">J</text:span><text:span text:style-name="T7">a</text:span><text:span text:style-name="T7">n</text:span><text:span text:style-name="T7"> </text:span><text:span text:style-name="T7">1</text:span><text:span text:style-name="T7">8</text:span><text:span text:style-name="T7">1</text:span><text:span text:style-name="T7">9</text:span><text:span text:style-name="T7">.</text:span></text:p>
          </draw:text-box>
        </draw:frame>
        <draw:frame draw:style-name="gr20" draw:text-style-name="P2" xml:id="id8" draw:id="id8" draw:layer="layout" svg:width="5.588cm" svg:height="1.575cm" svg:x="9.003cm" svg:y="16.889cm">
          <draw:text-box>
            <text:p text:style-name="P1"><text:span text:style-name="T6">(7) George Mills</text:span></text:p>
            <text:p text:style-name="P5"><text:span text:style-name="T2">(23 Aug 1765 to 18 Mar 1846)</text:span></text:p>
            <text:p text:style-name="P5"><text:span text:style-name="T2">M. Tabitha Davis (16 Feb 1774 to ?)</text:span></text:p>
          </draw:text-box>
        </draw:frame>
        <draw:frame draw:style-name="gr21" draw:text-style-name="P2" xml:id="id17" draw:id="id17" draw:layer="layout" svg:width="5.588cm" svg:height="1.891cm" svg:x="3.087cm" svg:y="24.531cm">
          <draw:text-box>
            <text:p text:style-name="P1"><text:span text:style-name="T1">(6) Mary Smith (Mills) Warren</text:span></text:p>
            <text:p text:style-name="P1"><text:span text:style-name="T3">(10 Jun 1831 to 06 Apr 1894)</text:span></text:p>
            <text:p text:style-name="P1"><text:span text:style-name="T3">M. James D. Warren (12 Jan 1823 to</text:span></text:p>
            <text:p text:style-name="P1"><text:span text:style-name="T3">17 Dec 1886), </text:span></text:p>
            <text:p text:style-name="P1"><text:span text:style-name="T2"/></text:p>
          </draw:text-box>
        </draw:frame>
        <draw:frame draw:style-name="gr22" draw:text-style-name="P6" xml:id="id10" draw:id="id10" draw:layer="layout" svg:width="5.588cm" svg:height="0.94cm" svg:x="9.003cm" svg:y="20.724cm">
          <draw:text-box>
            <text:p text:style-name="P5"><text:span text:style-name="T6">(2) Jonas Davis </text:span><text:span text:style-name="T6">Mills</text:span></text:p>
            <text:p text:style-name="P5"><text:span text:style-name="T2">(02 May 1795 to </text:span><text:span text:style-name="T2">30 Jan 1882)</text:span></text:p>
          </draw:text-box>
        </draw:frame>
        <draw:connector draw:style-name="gr23" draw:text-style-name="P4" draw:layer="layout" draw:type="line" svg:x1="11.797cm" svg:y1="14.7cm" svg:x2="5.881cm" svg:y2="16.895cm" draw:start-shape="id6" draw:start-glue-point="2" draw:end-shape="id7" draw:end-glue-point="0" svg:d="M11797 14700l-5916 2195" svg:viewBox="0 0 5917 2196">
          <text:p/>
        </draw:connector>
        <draw:connector draw:style-name="gr24" draw:text-style-name="P4" draw:layer="layout" draw:type="line" svg:x1="11.797cm" svg:y1="14.7cm" svg:x2="11.797cm" svg:y2="16.889cm" draw:start-shape="id6" draw:start-glue-point="2" draw:end-shape="id8" draw:end-glue-point="0" svg:d="M11797 14700v2189" svg:viewBox="0 0 1 2190">
          <text:p/>
        </draw:connector>
        <draw:connector draw:style-name="gr25" draw:text-style-name="P4" draw:layer="layout" draw:type="line" svg:x1="5.881cm" svg:y1="18.784cm" svg:x2="5.882cm" svg:y2="20.721cm" draw:start-shape="id7" draw:start-glue-point="2" draw:end-shape="id9" draw:end-glue-point="0" svg:d="M5881 18784l1 1937" svg:viewBox="0 0 2 1938">
          <text:p/>
        </draw:connector>
        <draw:connector draw:style-name="gr26" draw:text-style-name="P4" draw:layer="layout" draw:type="line" svg:x1="11.797cm" svg:y1="18.464cm" svg:x2="11.797cm" svg:y2="20.724cm" draw:start-shape="id8" draw:start-glue-point="2" draw:end-shape="id10" draw:end-glue-point="0" svg:d="M11797 18464v2260" svg:viewBox="0 0 1 2261">
          <text:p/>
        </draw:connector>
        <draw:frame draw:style-name="gr27" draw:text-style-name="P6" xml:id="id11" draw:id="id11" draw:layer="layout" svg:width="5.588cm" svg:height="1.255cm" svg:x="15.26cm" svg:y="16.894cm">
          <draw:text-box>
            <text:p text:style-name="P5"><text:span text:style-name="T1">(6) </text:span><text:span text:style-name="T1">Eli</text:span><text:span text:style-name="T1">za</text:span><text:span text:style-name="T1">bet</text:span><text:span text:style-name="T1">h </text:span><text:span text:style-name="T1">(Mi</text:span><text:span text:style-name="T1">lls) </text:span><text:span text:style-name="T1">Mil</text:span><text:span text:style-name="T1">ls</text:span></text:p>
            <text:p text:style-name="P5"><text:span text:style-name="T3">(22 </text:span><text:span text:style-name="T3">Apr </text:span><text:span text:style-name="T3">17</text:span><text:span text:style-name="T3">63 </text:span><text:span text:style-name="T3">to </text:span><text:span text:style-name="T3">12 </text:span><text:span text:style-name="T3">Jul </text:span><text:span text:style-name="T3">18</text:span><text:span text:style-name="T3">24)</text:span></text:p>
            <text:p text:style-name="P5"><text:span text:style-name="T2">M. </text:span><text:span text:style-name="T2">17 </text:span><text:span text:style-name="T2">Fe</text:span><text:span text:style-name="T2">b </text:span><text:span text:style-name="T2">17</text:span><text:span text:style-name="T2">84.</text:span></text:p>
          </draw:text-box>
        </draw:frame>
        <draw:frame draw:style-name="gr28" draw:text-style-name="P7" draw:layer="layout" svg:width="19.59cm" svg:height="1.555cm" svg:x="1cm" svg:y="0.832cm">
          <draw:text-box>
            <text:p><text:span text:style-name="T8">Exploring the </text:span><text:span text:style-name="T8">Family </text:span><text:span text:style-name="T8">Relationships </text:span><text:span text:style-name="T8">Between William </text:span><text:span text:style-name="T8">Mills of Erie County, </text:span><text:span text:style-name="T8">Jedediah Mills, </text:span><text:span text:style-name="T8">Elizabeth Mills, </text:span><text:span text:style-name="T8">Mary Platt Mills and </text:span><text:span text:style-name="T8">Jonas Davis Mills.</text:span></text:p>
          </draw:text-box>
        </draw:frame>
        <draw:connector draw:style-name="gr29" draw:text-style-name="P4" draw:layer="layout" draw:type="line" svg:x1="11.797cm" svg:y1="14.7cm" svg:x2="18.054cm" svg:y2="16.894cm" draw:start-shape="id6" draw:start-glue-point="2" draw:end-shape="id11" draw:end-glue-point="0" svg:d="M11797 14700l6257 2194" svg:viewBox="0 0 6258 2195">
          <text:p/>
        </draw:connector>
        <draw:frame draw:style-name="gr30" draw:text-style-name="P8" xml:id="id15" draw:id="id15" draw:layer="layout" svg:width="5.588cm" svg:height="0.94cm" svg:x="9.003cm" svg:y="22.348cm">
          <draw:text-box>
            <text:p><text:span text:style-name="T3">M</text:span><text:span text:style-name="T3">a</text:span><text:span text:style-name="T3">r</text:span><text:span text:style-name="T3">y</text:span><text:span text:style-name="T3"> </text:span><text:span text:style-name="T3">H</text:span><text:span text:style-name="T3">a</text:span><text:span text:style-name="T3">l</text:span><text:span text:style-name="T3">l</text:span><text:span text:style-name="T3">o</text:span><text:span text:style-name="T3">c</text:span><text:span text:style-name="T3">k</text:span><text:span text:style-name="T3"> </text:span><text:span text:style-name="T3">(</text:span><text:span text:style-name="T3">0</text:span><text:span text:style-name="T3">8</text:span><text:span text:style-name="T3"> </text:span><text:span text:style-name="T3">D</text:span><text:span text:style-name="T3">e</text:span><text:span text:style-name="T3">c</text:span><text:span text:style-name="T3"> </text:span><text:span text:style-name="T3">1</text:span><text:span text:style-name="T3">7</text:span><text:span text:style-name="T3">9</text:span><text:span text:style-name="T3">8</text:span><text:span text:style-name="T3"> </text:span><text:span text:style-name="T3">t</text:span><text:span text:style-name="T3">o</text:span><text:span text:style-name="T3"> </text:span></text:p>
            <text:p><text:span text:style-name="T3">0</text:span><text:span text:style-name="T3">2</text:span><text:span text:style-name="T3"> </text:span><text:span text:style-name="T3">M</text:span><text:span text:style-name="T3">a</text:span><text:span text:style-name="T3">r</text:span><text:span text:style-name="T3"> </text:span><text:span text:style-name="T3">1</text:span><text:span text:style-name="T3">8</text:span><text:span text:style-name="T3">2</text:span><text:span text:style-name="T3">7</text:span><text:span text:style-name="T3">)</text:span><text:span text:style-name="T3">, </text:span><text:span text:style-name="T3">M</text:span><text:span text:style-name="T3">. </text:span><text:span text:style-name="T3">2</text:span><text:span text:style-name="T3">5</text:span><text:span text:style-name="T3"> </text:span><text:span text:style-name="T3">F</text:span><text:span text:style-name="T3">e</text:span><text:span text:style-name="T3">b</text:span><text:span text:style-name="T3"> </text:span><text:span text:style-name="T3">1</text:span><text:span text:style-name="T3">8</text:span><text:span text:style-name="T3">1</text:span><text:span text:style-name="T3">8</text:span><text:span text:style-name="T3">.</text:span></text:p>
          </draw:text-box>
        </draw:frame>
        <draw:frame draw:style-name="gr31" draw:text-style-name="P8" xml:id="id4" draw:id="id4" draw:layer="layout" svg:width="2.794cm" svg:height="0.619cm" svg:x="10.399cm" svg:y="8.84cm">
          <draw:text-box>
            <text:p><text:span text:style-name="T3">M. Elizabeth</text:span></text:p>
          </draw:text-box>
        </draw:frame>
        <draw:connector draw:style-name="gr32" draw:text-style-name="P4" draw:layer="layout" draw:type="line" svg:x1="11.797cm" svg:y1="8.09cm" svg:x2="11.796cm" svg:y2="8.84cm" draw:start-shape="id3" draw:start-glue-point="2" draw:end-shape="id4" draw:end-glue-point="0" svg:d="M11797 8090l-1 750" svg:viewBox="0 0 2 751">
          <text:p/>
        </draw:connector>
        <draw:frame draw:style-name="gr33" draw:text-style-name="P8" xml:id="id12" draw:id="id12" draw:layer="layout" svg:width="5.588cm" svg:height="0.619cm" svg:x="15.26cm" svg:y="8.84cm">
          <draw:text-box>
            <text:p><text:span text:style-name="T3">M. Sarah Longbotham</text:span></text:p>
          </draw:text-box>
        </draw:frame>
        <draw:connector draw:style-name="gr32" draw:text-style-name="P4" draw:layer="layout" draw:type="line" svg:x1="11.797cm" svg:y1="8.09cm" svg:x2="18.054cm" svg:y2="8.84cm" draw:start-shape="id3" draw:start-glue-point="2" draw:end-shape="id12" draw:end-glue-point="0" svg:d="M11797 8090l6257 750" svg:viewBox="0 0 6258 751">
          <text:p/>
        </draw:connector>
        <draw:frame draw:style-name="gr34" draw:text-style-name="P2" xml:id="id14" draw:id="id14" draw:layer="layout" svg:width="5.556cm" svg:height="1.255cm" svg:x="15.26cm" svg:y="18.837cm">
          <draw:text-box>
            <text:p text:style-name="P1"><text:span text:style-name="T6">(7) Mary Platt (Mills) Mills</text:span></text:p>
            <text:p text:style-name="P1"><text:span text:style-name="T2">(30 Jan 1801 to 18 Jun 1881)</text:span></text:p>
            <text:p text:style-name="P1"><text:span text:style-name="T2">M. 25 Apr 1831.</text:span></text:p>
          </draw:text-box>
        </draw:frame>
        <draw:frame draw:style-name="gr35" draw:text-style-name="P6" xml:id="id13" draw:id="id13" draw:layer="layout" svg:width="5.556cm" svg:height="0.937cm" svg:x="15.26cm" svg:y="13.113cm">
          <draw:text-box>
            <text:p text:style-name="P5"><text:span text:style-name="T6">(2) Jedediah Mills</text:span></text:p>
            <text:p text:style-name="P5"><text:span text:style-name="T2">(04 Nov 1755 to 21 Dec 1828)</text:span></text:p>
          </draw:text-box>
        </draw:frame>
        <draw:connector draw:style-name="gr32" draw:text-style-name="P4" draw:layer="layout" draw:type="line" svg:x1="18.038cm" svg:y1="14.05cm" svg:x2="18.054cm" svg:y2="16.894cm" draw:start-shape="id13" draw:start-glue-point="2" draw:end-shape="id11" draw:end-glue-point="0" svg:d="M18038 14050l16 2844" svg:viewBox="0 0 17 2845">
          <text:p/>
        </draw:connector>
        <draw:connector draw:style-name="gr32" draw:text-style-name="P4" draw:layer="layout" draw:type="line" svg:x1="18.038cm" svg:y1="20.092cm" svg:x2="11.797cm" svg:y2="20.724cm" draw:start-shape="id14" draw:start-glue-point="2" draw:end-shape="id10" draw:end-glue-point="0" svg:d="M18038 20092l-6241 632" svg:viewBox="0 0 6242 633">
          <text:p/>
        </draw:connector>
        <draw:connector draw:style-name="gr32" draw:text-style-name="P4" draw:layer="layout" draw:type="line" svg:x1="11.797cm" svg:y1="21.664cm" svg:x2="11.797cm" svg:y2="22.348cm" draw:start-shape="id10" draw:start-glue-point="2" draw:end-shape="id15" draw:end-glue-point="0" svg:d="M11797 21664v684" svg:viewBox="0 0 1 685">
          <text:p/>
        </draw:connector>
        <draw:connector draw:style-name="gr36" draw:text-style-name="P4" draw:layer="layout" draw:type="line" svg:x1="11.797cm" svg:y1="23.288cm" svg:x2="11.797cm" svg:y2="24.537cm" draw:start-shape="id15" draw:start-glue-point="2" draw:end-shape="id16" draw:end-glue-point="0" svg:d="M11797 23288v1249" svg:viewBox="0 0 1 1250">
          <text:p/>
        </draw:connector>
        <draw:connector draw:style-name="gr37" draw:text-style-name="P4" draw:layer="layout" draw:type="line" svg:x1="5.882cm" svg:y1="22.294cm" svg:x2="5.881cm" svg:y2="24.531cm" draw:start-shape="id9" draw:start-glue-point="2" draw:end-shape="id17" draw:end-glue-point="0" svg:d="M5882 22294l-1 2237" svg:viewBox="0 0 2 2238">
          <text:p/>
        </draw:connector>
        <draw:connector draw:style-name="gr38" draw:text-style-name="P4" draw:layer="layout" draw:type="line" svg:x1="18.054cm" svg:y1="18.149cm" svg:x2="18.038cm" svg:y2="18.837cm" draw:start-shape="id11" draw:start-glue-point="2" draw:end-shape="id14" draw:end-glue-point="0" svg:d="M18054 18149l-16 688" svg:viewBox="0 0 17 689">
          <text:p/>
        </draw:connector>
        <draw:line draw:style-name="gr39" draw:text-style-name="P4" draw:layer="layout" svg:x1="1.817cm" svg:y1="2.7cm" svg:x2="20.232cm" svg:y2="2.7cm">
          <text:p/>
        </draw:line>
        <draw:line draw:style-name="gr39" draw:text-style-name="P4" draw:layer="layout" svg:x1="1.817cm" svg:y1="4.6cm" svg:x2="20.232cm" svg:y2="4.6cm">
          <text:p/>
        </draw:line>
        <draw:line draw:style-name="gr39" draw:text-style-name="P4" draw:layer="layout" svg:x1="1.817cm" svg:y1="6.513cm" svg:x2="20.232cm" svg:y2="6.513cm">
          <text:p/>
        </draw:line>
        <draw:line draw:style-name="gr39" draw:text-style-name="P4" draw:layer="layout" svg:x1="1.817cm" svg:y1="10.313cm" svg:x2="20.232cm" svg:y2="10.313cm">
          <text:p/>
        </draw:line>
        <draw:line draw:style-name="gr39" draw:text-style-name="P4" draw:layer="layout" svg:x1="1.817cm" svg:y1="13.113cm" svg:x2="20.232cm" svg:y2="13.113cm">
          <text:p/>
        </draw:line>
        <draw:line draw:style-name="gr39" draw:text-style-name="P4" draw:layer="layout" svg:x1="1.817cm" svg:y1="16.93cm" svg:x2="20.232cm" svg:y2="16.93cm">
          <text:p/>
        </draw:line>
        <draw:frame draw:style-name="gr40" draw:text-style-name="P6" xml:id="id18" draw:id="id18" draw:layer="layout" svg:width="5.556cm" svg:height="1.255cm" svg:x="15.26cm" svg:y="10.307cm">
          <draw:text-box>
            <text:p text:style-name="P5"><text:span text:style-name="T6">Jonas <text:s/>Mills</text:span></text:p>
            <text:p text:style-name="P5"><text:span text:style-name="T2">M </text:span><text:span text:style-name="T6">Abigail (Mills) Mills</text:span><text:span text:style-name="T2"> of NJ, 1752.</text:span></text:p>
          </draw:text-box>
        </draw:frame>
        <draw:connector draw:style-name="gr41" draw:text-style-name="P4" draw:layer="layout" draw:type="line" svg:x1="18.054cm" svg:y1="9.459cm" svg:x2="18.038cm" svg:y2="10.307cm" draw:start-shape="id12" draw:start-glue-point="2" draw:end-shape="id18" draw:end-glue-point="0" svg:d="M18054 9459l-16 848" svg:viewBox="0 0 17 849">
          <text:p/>
        </draw:connector>
        <draw:connector draw:style-name="gr42" draw:text-style-name="P4" draw:layer="layout" draw:type="line" svg:x1="18.038cm" svg:y1="11.562cm" svg:x2="18.038cm" svg:y2="13.113cm" draw:start-shape="id18" draw:start-glue-point="2" draw:end-shape="id13" svg:d="M18038 11562v1551" svg:viewBox="0 0 1 1552">
          <text:p/>
        </draw:connector>
        <draw:line draw:style-name="gr39" draw:text-style-name="P4" draw:layer="layout" svg:x1="1.817cm" svg:y1="24.554cm" svg:x2="20.232cm" svg:y2="24.554cm">
          <text:p/>
        </draw:line>
        <draw:line draw:style-name="gr39" draw:text-style-name="P4" draw:layer="layout" svg:x1="1.817cm" svg:y1="20.754cm" svg:x2="20.232cm" svg:y2="20.754cm">
          <text:p/>
        </draw:line>
        <draw:frame draw:style-name="gr43" draw:text-style-name="P3" draw:layer="layout" svg:width="0.591cm" svg:height="0.635cm" svg:x="1.971cm" svg:y="24.537cm">
          <draw:text-box>
            <text:p text:style-name="P1"><text:span text:style-name="T5">8</text:span></text:p>
          </draw:text-box>
        </draw:frame>
        <draw:frame draw:style-name="gr44" draw:text-style-name="P9" draw:layer="layout" svg:width="4.445cm" svg:height="1.089cm" draw:transform="rotate (-1.5707963267949) translate (1.817cm 3cm)">
          <draw:text-box>
            <text:p><text:span text:style-name="T9">G e n e r a t I o n s</text:span></text:p>
          </draw:text-box>
        </draw:frame>
        <draw:frame draw:style-name="gr30" draw:text-style-name="P8" xml:id="id19" draw:id="id19" draw:layer="layout" svg:width="5.588cm" svg:height="0.94cm" svg:x="9.003cm" svg:y="25.974cm">
          <draw:text-box>
            <text:p><text:span text:style-name="T3">Mary Ann Pine (08 Feb 1819 to </text:span></text:p>
            <text:p><text:span text:style-name="T3">28 Dec 1895), 29 Dec 1850.</text:span></text:p>
          </draw:text-box>
        </draw:frame>
        <draw:frame draw:style-name="gr45" draw:text-style-name="P8" xml:id="id20" draw:id="id20" draw:layer="layout" svg:width="5.588cm" svg:height="1.245cm" svg:x="15.26cm" svg:y="25.974cm">
          <draw:text-box>
            <text:p><text:span text:style-name="T3">H</text:span><text:span text:style-name="T3">a</text:span><text:span text:style-name="T3">n</text:span><text:span text:style-name="T3">n</text:span><text:span text:style-name="T3">a</text:span><text:span text:style-name="T3">h</text:span><text:span text:style-name="T3"> </text:span><text:span text:style-name="T3">(</text:span><text:span text:style-name="T3">T</text:span><text:span text:style-name="T3">h</text:span><text:span text:style-name="T3">a</text:span><text:span text:style-name="T3">t</text:span><text:span text:style-name="T3">c</text:span><text:span text:style-name="T3">h</text:span><text:span text:style-name="T3">e</text:span><text:span text:style-name="T3">r</text:span><text:span text:style-name="T3">)</text:span><text:span text:style-name="T3"> </text:span><text:span text:style-name="T3">E</text:span><text:span text:style-name="T3">a</text:span><text:span text:style-name="T3">s</text:span><text:span text:style-name="T3">t</text:span><text:span text:style-name="T3">m</text:span><text:span text:style-name="T3">a</text:span><text:span text:style-name="T3">n</text:span><text:span text:style-name="T3"> </text:span><text:span text:style-name="T3">(</text:span><text:span text:style-name="T3">2</text:span><text:span text:style-name="T3">1</text:span><text:span text:style-name="T3"> </text:span><text:span text:style-name="T3">M</text:span><text:span text:style-name="T3">a</text:span><text:span text:style-name="T3">y</text:span><text:span text:style-name="T3"> </text:span><text:span text:style-name="T3">1</text:span><text:span text:style-name="T3">8</text:span><text:span text:style-name="T3">2</text:span><text:span text:style-name="T3">4</text:span><text:span text:style-name="T3"> </text:span><text:span text:style-name="T3">t</text:span><text:span text:style-name="T3">o</text:span><text:span text:style-name="T3"> </text:span><text:span text:style-name="T3">2</text:span><text:span text:style-name="T3">5</text:span><text:span text:style-name="T3"> </text:span><text:span text:style-name="T3">F</text:span><text:span text:style-name="T3">e</text:span><text:span text:style-name="T3">b</text:span><text:span text:style-name="T3"> </text:span><text:span text:style-name="T3">1</text:span><text:span text:style-name="T3">9</text:span><text:span text:style-name="T3">1</text:span><text:span text:style-name="T3">7</text:span><text:span text:style-name="T3">)</text:span><text:span text:style-name="T3">, </text:span><text:span text:style-name="T3">3</text:span><text:span text:style-name="T3">0</text:span><text:span text:style-name="T3"> </text:span><text:span text:style-name="T3">D</text:span><text:span text:style-name="T3">e</text:span><text:span text:style-name="T3">c</text:span><text:span text:style-name="T3"> </text:span><text:span text:style-name="T3">1</text:span><text:span text:style-name="T3">8</text:span><text:span text:style-name="T3">9</text:span><text:span text:style-name="T3">6</text:span><text:span text:style-name="T3">.</text:span></text:p>
          </draw:text-box>
        </draw:frame>
        <draw:connector draw:style-name="gr32" draw:text-style-name="P4" draw:layer="layout" draw:type="line" svg:x1="11.797cm" svg:y1="25.477cm" svg:x2="11.797cm" svg:y2="25.974cm" draw:start-shape="id16" draw:start-glue-point="2" draw:end-shape="id19" draw:end-glue-point="0" svg:d="M11797 25477v497" svg:viewBox="0 0 1 498">
          <text:p/>
        </draw:connector>
        <draw:connector draw:style-name="gr32" draw:text-style-name="P4" draw:layer="layout" draw:type="line" svg:x1="11.797cm" svg:y1="25.477cm" svg:x2="18.054cm" svg:y2="25.974cm" draw:start-shape="id16" draw:start-glue-point="2" draw:end-shape="id20" draw:end-glue-point="0" svg:d="M11797 25477l6257 497" svg:viewBox="0 0 6258 498">
          <text:p/>
        </draw:connector>
        <draw:frame draw:style-name="gr46" draw:text-style-name="P10" draw:layer="layout" svg:width="0.976cm" svg:height="0.57cm" svg:x="17.66cm" svg:y="8.22cm">
          <draw:text-box>
            <text:p><text:span text:style-name="T1">(2)</text:span></text:p>
          </draw:text-box>
        </draw:frame>
        <draw:frame draw:style-name="gr47" draw:text-style-name="P10" draw:layer="layout" svg:width="0.952cm" svg:height="0.635cm" svg:x="11.001cm" svg:y="8.22cm">
          <draw:text-box>
            <text:p><text:span text:style-name="T1">(1)</text:span></text:p>
          </draw:text-box>
        </draw:frame>
        <draw:frame draw:style-name="gr47" draw:text-style-name="P10" draw:layer="layout" svg:width="0.952cm" svg:height="0.635cm" svg:x="11.001cm" svg:y="25.365cm">
          <draw:text-box>
            <text:p><text:span text:style-name="T1">(1)</text:span></text:p>
          </draw:text-box>
        </draw:frame>
        <draw:frame draw:style-name="gr47" draw:text-style-name="P10" draw:layer="layout" svg:width="0.952cm" svg:height="0.635cm" svg:x="17.56cm" svg:y="25.366cm">
          <draw:text-box>
            <text:p><text:span text:style-name="T1">(2)</text:span></text:p>
          </draw:text-box>
        </draw:frame>
        <draw:frame draw:style-name="gr47" draw:text-style-name="P10" draw:layer="layout" svg:width="0.952cm" svg:height="0.635cm" svg:x="11.001cm" svg:y="21.766cm">
          <draw:text-box>
            <text:p><text:span text:style-name="T1">(</text:span><text:span text:style-name="T1">1</text:span><text:span text:style-name="T1">)</text:span></text:p>
          </draw:text-box>
        </draw:frame>
        <draw:frame draw:style-name="gr47" draw:text-style-name="P10" draw:layer="layout" svg:width="0.952cm" svg:height="0.635cm" svg:x="17.56cm" svg:y="20.15cm">
          <draw:text-box>
            <text:p><text:span text:style-name="T1">(2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25T19:01:18.412931651</meta:creation-date>
    <meta:editing-cycles>54</meta:editing-cycles>
    <meta:editing-duration>P3DT18H52M15S</meta:editing-duration>
    <dc:date>2023-02-14T09:06:10.057237768</dc:date>
    <meta:generator>LibreOffice/7.3.6.2$Linux_X86_64 LibreOffice_project/30$Build-2</meta:generator>
    <meta:print-date>2023-01-25T21:11:12.541991973</meta:print-date>
    <meta:document-statistic meta:object-count="65"/>
  </office:meta>
</office:document-meta>
</file>